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220000031ABE54080E14E0D29F.png" manifest:media-type="image/png"/>
  <manifest:file-entry manifest:full-path="Pictures/100000000000033C0000026DB2BEE5C7C4455B87.png" manifest:media-type="image/png"/>
  <manifest:file-entry manifest:full-path="Pictures/10000000000000580000001F2A50DFB7BE4AB141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StarSymbol" svg:font-family="StarSymbo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print_20_Plans-title">
      <style:graphic-properties fo:min-height="4.8cm"/>
    </style:style>
    <style:style style:name="pr2" style:family="presentation" style:parent-style-name="Blueprint_20_Plans-subtitle">
      <style:graphic-properties draw:fill-color="#ffffff" fo:min-height="10.2cm"/>
    </style:style>
    <style:style style:name="pr3" style:family="presentation" style:parent-style-name="Blueprint_20_Plans-notes">
      <style:graphic-properties draw:fill-color="#ffffff" draw:auto-grow-height="true" fo:min-height="13.364cm"/>
    </style:style>
    <style:style style:name="pr4" style:family="presentation" style:parent-style-name="Standard-title">
      <style:graphic-properties fo:min-height="3.506cm"/>
    </style:style>
    <style:style style:name="pr5" style:family="presentation" style:parent-style-name="Standard-outline1">
      <style:graphic-properties fo:min-height="11.929cm"/>
    </style:style>
    <style:style style:name="pr6" style:family="presentation" style:parent-style-name="Standard-notes">
      <style:graphic-properties draw:fill-color="#ffffff" fo:min-height="13.364cm"/>
    </style:style>
    <style:style style:name="pr7" style:family="presentation" style:parent-style-name="Blueprint_20_Plans-title">
      <style:graphic-properties fo:min-height="3.506cm"/>
    </style:style>
    <style:style style:name="P1" style:family="paragraph">
      <loext:graphic-properties draw:fill-color="#ffffff"/>
      <style:text-properties fo:color="#ffffff"/>
    </style:style>
    <style:style style:name="P2" style:family="paragraph">
      <loext:graphic-properties draw:fill-color="#ffffff"/>
    </style:style>
    <style:style style:name="P3" style:family="paragraph">
      <style:paragraph-properties fo:text-align="start"/>
      <style:text-properties fo:font-size="22pt" fo:language="en" fo:country="US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fo:color="#ffffff"/>
    </style:style>
    <style:style style:name="T2" style:family="text">
      <style:text-properties fo:font-size="44pt" style:font-size-asian="44pt" style:font-size-complex="44pt"/>
    </style:style>
    <style:style style:name="T3" style:family="text">
      <style:text-properties fo:font-size="22pt" fo:language="en" fo:country="US"/>
    </style:style>
    <text:list-style style:name="L1">
      <text:list-level-style-bullet text:level="1" text:bullet-char="●">
        <style:list-level-properties text:min-label-width="0.6cm"/>
        <style:text-properties style:font-name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style:font-name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style:font-name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style:font-name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style:font-name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style:font-name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style:font-name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style:font-name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style:font-name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style:font-name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style:font-name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style:font-name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style:font-name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style:font-name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style:font-name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style:font-name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style:font-name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style:font-name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style:font-name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style:font-name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>
        <draw:frame presentation:style-name="pr1" draw:layer="layout" svg:width="25.199cm" svg:height="4.8cm" svg:x="1.4cm" svg:y="3cm" presentation:class="title" presentation:user-transformed="true">
          <draw:text-box>
            <text:p>SE1-Parkhaus</text:p>
          </draw:text-box>
        </draw:frame>
        <draw:frame presentation:style-name="pr2" draw:text-style-name="P1" draw:layer="layout" svg:width="25.199cm" svg:height="10.2cm" svg:x="1.4cm" svg:y="8.8cm" presentation:class="subtitle" presentation:user-transformed="true">
          <draw:text-box>
            <text:p><text:span text:style-name="T1">Ex-Gso:</text:span></text:p>
            <text:p><text:span text:style-name="T1">Melih Z.</text:span></text:p>
            <text:p><text:span text:style-name="T1">Niclas H.</text:span></text:p>
            <text:p><text:span text:style-name="T1">Michael S.</text:span></text:p>
          </draw:text-box>
        </draw:frame>
        <presentation:notes draw:style-name="dp2">
          <draw:page-thumbnail draw:style-name="gr1" draw:layer="layout" svg:width="14.85cm" svg:height="11.14cm" svg:x="3.074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Inhaltsverzeichni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Einleitung</text:p>
              </text:list-item>
              <text:list-item>
                <text:p>Zielkonflikte</text:p>
              </text:list-item>
              <text:list-item>
                <text:p>Summarisches Projektprotokoll</text:p>
              </text:list-item>
              <text:list-item>
                <text:p>Resumée und Fazit</text:p>
              </text:list-item>
              <text:list-item>
                <text:p>Präsentation und Demo des Projekts</text:p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7cm" svg:y="2.26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Zielkonflikte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Plan-/Zielkonflikt</text:p>
                <text:p/>
              </text:list-item>
              <text:list-item>
                <text:p>Technische Entscheidungen</text:p>
                <text:p/>
              </text:list-item>
              <text:list-item>
                <text:p>Unklare Prioritäten</text:p>
                <text:p/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7cm" svg:y="2.26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Summarisches Projektprotokoll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Einarbeitung<text:tab/><text:tab/><text:tab/><text:tab/><text:tab/>30PT</text:p>
              </text:list-item>
              <text:list-item>
                <text:p>Modellierung<text:tab/><text:tab/><text:tab/><text:tab/><text:tab/>50PT</text:p>
              </text:list-item>
              <text:list-item>
                <text:p>Implementierung<text:tab/><text:tab/><text:tab/><text:tab/>20PT</text:p>
              </text:list-item>
              <text:list-item>
                <text:p>Tests<text:tab/><text:tab/><text:tab/><text:tab/><text:tab/><text:tab/><text:tab/><text:tab/>40PT</text:p>
              </text:list-item>
              <text:list-item>
                <text:p>Fertigstellung<text:tab/><text:tab/><text:tab/><text:tab/><text:tab/>20PT</text:p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7cm" svg:y="2.26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Resumée und Fazit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Resumée und Fazit</text:p>
              </text:list-item>
              <text:list-item>
                <text:p>Früher anfangen</text:p>
              </text:list-item>
              <text:list-item>
                <text:p>Bessere Aufteilung der Aufgaben</text:p>
              </text:list-item>
              <text:list-item>
                <text:p>Mehr Kommunikation</text:p>
                <text:p/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7cm" svg:y="2.26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Präsentation und Demo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Präsentation und Demo des Projekts</text:p>
                <text:p/>
                <text:p><text:s/></text:p>
                <text:list>
                  <text:list-header>
                    <text:p><text:span text:style-name="T2"><text:s text:c="13"/></text:span><text:span text:style-name="T2">Live Demo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7cm" svg:y="2.26cm" draw:page-number="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print_20_Plans">
        <draw:frame presentation:style-name="pr7" draw:text-style-name="P3" draw:layer="layout" svg:width="19.999cm" svg:height="3.506cm" svg:x="6.6cm" svg:y="8.8cm" presentation:class="title" presentation:user-transformed="true">
          <draw:text-box>
            <text:p><text:span text:style-name="T3">Vielen Dank für Ihre Aufmerksamkeit!</text:span></text:p>
          </draw:text-box>
        </draw:frame>
        <draw:frame draw:style-name="gr2" draw:text-style-name="P4" draw:layer="layout" svg:width="3.533cm" svg:height="1.243cm" svg:x="2.267cm" svg:y="10.06cm">
          <draw:image xlink:href="Pictures/10000000000000580000001F2A50DFB7BE4AB141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5cm" svg:height="11.14cm" svg:x="3.074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StarSymbol" svg:font-family="StarSymbo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fill-image draw:name="Bitmap_20_1" draw:display-name="Bitmap 1" xlink:href="Pictures/10000000000004220000031ABE54080E14E0D29F.png" xlink:type="simple" xlink:show="embed" xlink:actuate="onLoad"/>
    <draw:fill-image draw:name="background" xlink:href="Pictures/100000000000033C0000026DB2BEE5C7C4455B87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style:font-name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style:font-name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style:font-name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style:font-name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style:font-name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style:font-name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style:font-name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style:font-name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style:font-name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style:font-name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ueprint_20_Plans-background" style:display-name="Blueprint Plans-background" style:family="presentation">
      <style:graphic-properties draw:stroke="none" draw:fill="bitmap" draw:fill-image-name="Bitmap_20_1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shrink-to-fit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style:font-name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style:font-name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style:font-name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style:font-name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style:font-name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style:font-name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style:font-name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style:font-name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style:font-name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style:font-name="StarSymbol" fo:color="#ffffff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2.5999984741211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533cm" fo:margin-bottom="0cm" fo:text-indent="0cm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4cm" fo:margin-bottom="0cm" fo:text-indent="0cm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66cm" fo:margin-bottom="0cm" fo:text-indent="0cm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33cm" fo:margin-bottom="0cm" fo:text-indent="0cm"/>
    </style:style>
    <style:style style:name="Blueprint_20_Plans-outline6" style:display-name="Blueprint Plans-outline6" style:family="presentation" style:parent-style-name="Blueprint_20_Plans-outline5">
      <style:paragraph-properties fo:margin-left="0cm" fo:margin-right="0cm" fo:margin-top="0.133cm" fo:margin-bottom="0cm" fo:text-indent="0cm"/>
    </style:style>
    <style:style style:name="Blueprint_20_Plans-outline7" style:display-name="Blueprint Plans-outline7" style:family="presentation" style:parent-style-name="Blueprint_20_Plans-outline6">
      <style:paragraph-properties fo:margin-left="0cm" fo:margin-right="0cm" fo:margin-top="0.133cm" fo:margin-bottom="0cm" fo:text-indent="0cm"/>
    </style:style>
    <style:style style:name="Blueprint_20_Plans-outline8" style:display-name="Blueprint Plans-outline8" style:family="presentation" style:parent-style-name="Blueprint_20_Plans-outline7">
      <style:paragraph-properties fo:margin-left="0cm" fo:margin-right="0cm" fo:margin-top="0.133cm" fo:margin-bottom="0cm" fo:text-indent="0cm"/>
    </style:style>
    <style:style style:name="Blueprint_20_Plans-outline9" style:display-name="Blueprint Plans-outline9" style:family="presentation" style:parent-style-name="Blueprint_20_Plans-outline8">
      <style:paragraph-properties fo:margin-left="0cm" fo:margin-right="0cm" fo:margin-top="0.133cm" fo:margin-bottom="0cm" fo:text-indent="0cm"/>
    </style:style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style:font-name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style:font-name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style:font-name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style:font-name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style:font-name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style:font-name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style:font-name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style:font-name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style:font-name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style:font-name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style:font-name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style:font-name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style:font-name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style:font-name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style:font-name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style:font-name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style:font-name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style:font-name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style:font-name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style:font-name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58.5999984741211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ackground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style:font-name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style:font-name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style:font-name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style:font-name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style:font-name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style:font-name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style:font-name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style:font-name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style:font-name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style:font-name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/>
    </style:style>
    <style:style style:name="Standard-outline3" style:family="presentation" style:parent-style-name="Standard-outline2">
      <style:paragraph-properties fo:margin-top="0.3cm" fo:margin-bottom="0cm"/>
      <style:text-properties fo:font-size="24pt"/>
    </style:style>
    <style:style style:name="Standard-outline4" style:family="presentation" style:parent-style-name="Standard-outline3">
      <style:paragraph-properties fo:margin-top="0.2cm" fo:margin-bottom="0cm"/>
      <style:text-properties fo:font-size="20pt"/>
    </style:style>
    <style:style style:name="Standard-outline5" style:family="presentation" style:parent-style-name="Standard-outline4">
      <style:paragraph-properties fo:margin-top="0.1cm" fo:margin-bottom="0cm"/>
      <style:text-properties fo:font-size="20pt"/>
    </style:style>
    <style:style style:name="Standard-outline6" style:family="presentation" style:parent-style-name="Standard-outline5">
      <style:paragraph-properties fo:margin-top="0.1cm" fo:margin-bottom="0cm"/>
      <style:text-properties fo:font-size="20pt"/>
    </style:style>
    <style:style style:name="Standard-outline7" style:family="presentation" style:parent-style-name="Standard-outline6">
      <style:paragraph-properties fo:margin-top="0.1cm" fo:margin-bottom="0cm"/>
      <style:text-properties fo:font-size="20pt"/>
    </style:style>
    <style:style style:name="Standard-outline8" style:family="presentation" style:parent-style-name="Standard-outline7">
      <style:paragraph-properties fo:margin-top="0.1cm" fo:margin-bottom="0cm"/>
      <style:text-properties fo:font-size="20pt"/>
    </style:style>
    <style:style style:name="Standard-outline9" style:family="presentation" style:parent-style-name="Standard-outline8">
      <style:paragraph-properties fo:margin-top="0.1cm" fo:margin-bottom="0cm"/>
      <style:text-properties fo:font-size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style:font-name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style:font-name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style:font-name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style:font-name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style:font-name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style:font-name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style:font-name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style:font-name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style:font-name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style:font-name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style:font-name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style:font-name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style:font-name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style:font-name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style:font-name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style:font-name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style:font-name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style:font-name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style:font-name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style:font-name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draw:background-size="border" draw:fill="bitmap" draw:fill-image-name="backgroun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text-properties fo:color="#ffffff" fo:font-size="14pt"/>
    </style:style>
    <style:style style:name="MP6" style:family="paragraph">
      <loext:graphic-properties draw:fill="none" draw:fill-color="#ffffff"/>
      <style:text-properties fo:color="#ffffff" fo:font-size="14pt"/>
    </style:style>
    <style:style style:name="MP7" style:family="paragraph">
      <style:paragraph-properties fo:text-align="center"/>
      <style:text-properties fo:color="#ffffff" fo:font-size="14pt"/>
    </style:style>
    <style:style style:name="MP8" style:family="paragraph">
      <loext:graphic-properties draw:fill="none" draw:fill-color="#ffffff"/>
      <style:paragraph-properties fo:text-align="center"/>
      <style:text-properties fo:color="#ffffff" fo:font-size="14pt"/>
    </style:style>
    <style:style style:name="MP9" style:family="paragraph">
      <style:paragraph-properties fo:text-align="end"/>
      <style:text-properties fo:color="#ffffff" fo:font-size="14pt"/>
    </style:style>
    <style:style style:name="MP10" style:family="paragraph">
      <loext:graphic-properties draw:fill="none" draw:fill-color="#ffffff"/>
      <style:paragraph-properties fo:text-align="end"/>
      <style:text-properties fo:color="#ffffff" fo:font-size="14pt"/>
    </style:style>
    <style:style style:name="MP11" style:family="paragraph">
      <style:paragraph-properties fo:text-align="center"/>
      <style:text-properties fo:font-size="14pt"/>
    </style:style>
    <style:style style:name="MP12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style:style style:name="MT2" style:family="text">
      <style:text-properties fo:color="#ffffff" fo:font-size="14pt"/>
    </style:style>
    <text:list-style style:name="ML1">
      <text:list-level-style-bullet text:level="1" text:bullet-char="●">
        <style:list-level-properties text:min-label-width="0.6cm"/>
        <style:text-properties style:font-name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style:font-name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style:font-name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style:font-name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style:font-name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style:font-name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style:font-name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style:font-name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style:font-name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style:font-name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style:font-name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style:font-name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style:font-name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style:font-name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style:font-name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style:font-name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style:font-name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style:font-name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style:font-name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style:font-name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Blueprint_20_Plans" style:display-name="Blueprint Plans" style:page-layout-name="PM1" draw:style-name="Mdp1">
      <draw:frame presentation:style-name="Blueprint_20_Plans-title" draw:layer="backgroundobjects" svg:width="25.199cm" svg:height="4.8cm" svg:x="1.4cm" svg:y="3cm" presentation:class="title" presentation:placeholder="true">
        <draw:text-box/>
      </draw:frame>
      <draw:frame presentation:style-name="Blueprint_20_Plans-outline1" draw:layer="backgroundobjects" svg:width="25.199cm" svg:height="10.2cm" svg:x="1.4cm" svg:y="8.8cm" presentation:class="outline" presentation:placeholder="true">
        <draw:text-box/>
      </draw:frame>
      <draw:frame presentation:style-name="Mpr1" draw:text-style-name="MP6" draw:layer="backgroundobjects" svg:width="6.523cm" svg:height="1.447cm" svg:x="1.4cm" svg:y="19.13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447cm" svg:x="9.576cm" svg:y="19.13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447cm" svg:x="20.076cm" svg:y="19.13cm" presentation:class="page-number">
        <draw:text-box>
          <text:p text:style-name="MP9"><text:span text:style-name="MT2"><text:page-number>&lt;Foliennummer&gt;</text:page-number></text:span></text:p>
        </draw:text-box>
      </draw:frame>
      <presentation:notes style:page-layout-name="PM0"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448cm" svg:x="9.576cm" svg:y="19.131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14T12:42:34.085000000</meta:creation-date>
    <meta:editing-duration>PT13M49S</meta:editing-duration>
    <meta:editing-cycles>14</meta:editing-cycles>
    <meta:generator>LibreOffice/6.2.4.2$Windows_X86_64 LibreOffice_project/2412653d852ce75f65fbfa83fb7e7b669a126d64</meta:generator>
    <dc:title>Blueprint Plans</dc:title>
    <dc:date>2019-06-27T13:20:55.720000000</dc:date>
    <meta:document-statistic meta:object-count="60"/>
  </office:meta>
</office:document-meta>
</file>